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keep-with-next="always"/>
      <style:text-properties officeooo:rsid="0017417c" officeooo:paragraph-rsid="001766af"/>
    </style:style>
    <style:style style:name="P34" style:family="paragraph" style:parent-style-name="Standard">
      <loext:graphic-properties draw:fill-gradient-name="gradient" draw:fill-hatch-name="hatch"/>
      <style:paragraph-properties fo:keep-with-next="always"/>
      <style:text-properties officeooo:rsid="001b9acb" officeooo:paragraph-rsid="001766af"/>
    </style:style>
    <style:style style:name="P35" style:family="paragraph" style:parent-style-name="Standard">
      <loext:graphic-properties draw:fill-gradient-name="gradient" draw:fill-hatch-name="hatch"/>
      <style:text-properties officeooo:rsid="001b9acb" officeooo:paragraph-rsid="001f26a1"/>
    </style:style>
    <style:style style:name="P36" style:family="paragraph" style:parent-style-name="Text_20_body">
      <style:text-properties style:font-name="Liberation Serif1" officeooo:rsid="001666c5" officeooo:paragraph-rsid="0015a10e" style:font-name-asian="Liberation Serif1" style:font-name-complex="Liberation Serif1"/>
    </style:style>
    <style:style style:name="P37" style:family="paragraph" style:parent-style-name="Text_20_body">
      <style:text-properties style:font-name="Liberation Serif1" officeooo:rsid="001666c5" officeooo:paragraph-rsid="001666c5" style:font-name-asian="Liberation Serif1" style:font-name-complex="Liberation Serif1"/>
    </style:style>
    <style:style style:name="P38"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39" style:family="paragraph" style:parent-style-name="Text_20_body">
      <style:text-properties style:font-name="Liberation Serif1" officeooo:rsid="0011a464" officeooo:paragraph-rsid="001f26a1" style:font-name-asian="Liberation Serif1" style:font-name-complex="Liberation Serif1"/>
    </style:style>
    <style:style style:name="P40" style:family="paragraph" style:parent-style-name="Text_20_body">
      <style:text-properties style:font-name="Liberation Serif1" officeooo:rsid="001f26a1" officeooo:paragraph-rsid="001f26a1" style:font-name-asian="Liberation Serif1" style:font-name-complex="Liberation Serif1"/>
    </style:style>
    <style:style style:name="P41" style:family="paragraph" style:parent-style-name="Text_20_body">
      <style:text-properties style:font-name="Liberation Serif1" officeooo:rsid="00205d6e" officeooo:paragraph-rsid="00205d6e" style:font-name-asian="Liberation Serif1" style:font-name-complex="Liberation Serif1"/>
    </style:style>
    <style:style style:name="P42" style:family="paragraph" style:parent-style-name="Text_20_body">
      <style:text-properties style:font-name="Liberation Serif1" officeooo:rsid="00205d6e" officeooo:paragraph-rsid="002183ce" style:font-name-asian="Liberation Serif1" style:font-name-complex="Liberation Serif1"/>
    </style:style>
    <style:style style:name="P43" style:family="paragraph" style:parent-style-name="Text_20_body">
      <style:text-properties style:font-name="Liberation Serif1" officeooo:rsid="002183c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fbe8a" style:font-name-asian="Liberation Serif1" style:font-name-complex="Liberation Serif1"/>
    </style:style>
    <style:style style:name="P45" style:family="paragraph" style:parent-style-name="Text_20_body">
      <style:text-properties style:font-name="Liberation Serif1" officeooo:rsid="002183ce" officeooo:paragraph-rsid="002315fa" style:font-name-asian="Liberation Serif1" style:font-name-complex="Liberation Serif1"/>
    </style:style>
    <style:style style:name="P46"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7"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3" style:family="paragraph" style:parent-style-name="Standard">
      <loext:graphic-properties draw:fill-gradient-name="gradient" draw:fill-hatch-name="hatch"/>
      <style:text-properties officeooo:rsid="001f26a1" officeooo:paragraph-rsid="001f26a1"/>
    </style:style>
    <style:style style:name="P54" style:family="paragraph" style:parent-style-name="Standard">
      <style:text-properties officeooo:rsid="00205d6e" officeooo:paragraph-rsid="00205d6e"/>
    </style:style>
    <style:style style:name="P55" style:family="paragraph" style:parent-style-name="Standard">
      <style:text-properties officeooo:rsid="00205d6e" officeooo:paragraph-rsid="002183ce"/>
    </style:style>
    <style:style style:name="P56" style:family="paragraph" style:parent-style-name="Standard">
      <style:text-properties officeooo:paragraph-rsid="00205d6e"/>
    </style:style>
    <style:style style:name="P57" style:family="paragraph" style:parent-style-name="Standard">
      <style:text-properties officeooo:rsid="002315fa" officeooo:paragraph-rsid="002315fa"/>
    </style:style>
    <style:style style:name="P58" style:family="paragraph" style:parent-style-name="Standard">
      <style:text-properties officeooo:rsid="0023b4dc" officeooo:paragraph-rsid="0023b4dc"/>
    </style:style>
    <style:style style:name="P59" style:family="paragraph" style:parent-style-name="Text_20_body">
      <style:text-properties officeooo:rsid="002a6de4" officeooo:paragraph-rsid="002a6de4"/>
    </style:style>
    <style:style style:name="P60" style:family="paragraph" style:parent-style-name="Text_20_body">
      <style:text-properties officeooo:rsid="002c6ea4" officeooo:paragraph-rsid="002c6ea4"/>
    </style:style>
    <style:style style:name="P61" style:family="paragraph" style:parent-style-name="Text_20_body">
      <style:text-properties officeooo:rsid="002b88e2" officeooo:paragraph-rsid="002b88e2"/>
    </style:style>
    <style:style style:name="P62" style:family="paragraph" style:parent-style-name="Standard">
      <style:text-properties officeooo:paragraph-rsid="002fbe8a"/>
    </style:style>
    <style:style style:name="P63" style:family="paragraph" style:parent-style-name="Standard">
      <style:text-properties officeooo:rsid="002fbe8a" officeooo:paragraph-rsid="002fbe8a"/>
    </style:style>
    <style:style style:name="P64" style:family="paragraph" style:parent-style-name="Text_20_body">
      <style:text-properties officeooo:rsid="002fbe8a" officeooo:paragraph-rsid="002fbe8a"/>
    </style:style>
    <style:style style:name="P65" style:family="paragraph" style:parent-style-name="Text_20_body">
      <style:text-properties officeooo:rsid="002fbe8a" officeooo:paragraph-rsid="00406af0"/>
    </style:style>
    <style:style style:name="P66" style:family="paragraph" style:parent-style-name="Text_20_body">
      <style:paragraph-properties fo:break-before="page"/>
      <style:text-properties officeooo:rsid="002fbe8a" officeooo:paragraph-rsid="00406af0"/>
    </style:style>
    <style:style style:name="P67" style:family="paragraph" style:parent-style-name="Standard">
      <style:text-properties officeooo:rsid="0031719f" officeooo:paragraph-rsid="0031719f"/>
    </style:style>
    <style:style style:name="P68" style:family="paragraph" style:parent-style-name="Standard">
      <style:paragraph-properties fo:break-before="page"/>
      <style:text-properties officeooo:rsid="0031719f" officeooo:paragraph-rsid="0031719f"/>
    </style:style>
    <style:style style:name="P69" style:family="paragraph" style:parent-style-name="Text_20_body">
      <style:text-properties officeooo:rsid="002f5a9b" officeooo:paragraph-rsid="002f5a9b"/>
    </style:style>
    <style:style style:name="P70" style:family="paragraph" style:parent-style-name="Standard">
      <style:text-properties officeooo:rsid="003229c1" officeooo:paragraph-rsid="003229c1"/>
    </style:style>
    <style:style style:name="P71" style:family="paragraph" style:parent-style-name="Standard">
      <style:text-properties officeooo:rsid="003229c1" officeooo:paragraph-rsid="0032ec80"/>
    </style:style>
    <style:style style:name="P72" style:family="paragraph" style:parent-style-name="Standard">
      <style:text-properties officeooo:rsid="003229c1" officeooo:paragraph-rsid="0033b999"/>
    </style:style>
    <style:style style:name="P73" style:family="paragraph" style:parent-style-name="Standard">
      <style:text-properties officeooo:paragraph-rsid="003229c1"/>
    </style:style>
    <style:style style:name="P74" style:family="paragraph" style:parent-style-name="Standard">
      <style:text-properties officeooo:rsid="0032ec80" officeooo:paragraph-rsid="0032ec80"/>
    </style:style>
    <style:style style:name="P75" style:family="paragraph" style:parent-style-name="Standard">
      <style:text-properties officeooo:paragraph-rsid="0032ec80"/>
    </style:style>
    <style:style style:name="P76" style:family="paragraph" style:parent-style-name="Standard">
      <style:text-properties officeooo:rsid="003557a8" officeooo:paragraph-rsid="003557a8"/>
    </style:style>
    <style:style style:name="P77" style:family="paragraph" style:parent-style-name="Standard">
      <style:text-properties officeooo:rsid="00392302" officeooo:paragraph-rsid="00392302"/>
    </style:style>
    <style:style style:name="P78" style:family="paragraph" style:parent-style-name="Text_20_body">
      <style:text-properties officeooo:rsid="00392302" officeooo:paragraph-rsid="00392302"/>
    </style:style>
    <style:style style:name="P79" style:family="paragraph" style:parent-style-name="Standard">
      <style:text-properties officeooo:paragraph-rsid="00392302"/>
    </style:style>
    <style:style style:name="P80" style:family="paragraph" style:parent-style-name="Standard">
      <style:text-properties officeooo:rsid="003af224" officeooo:paragraph-rsid="003af224"/>
    </style:style>
    <style:style style:name="P81" style:family="paragraph" style:parent-style-name="Text_20_body">
      <style:text-properties officeooo:rsid="003af224" officeooo:paragraph-rsid="003af224"/>
    </style:style>
    <style:style style:name="P82" style:family="paragraph" style:parent-style-name="Standard">
      <style:text-properties officeooo:paragraph-rsid="003af224"/>
    </style:style>
    <style:style style:name="P83" style:family="paragraph" style:parent-style-name="Standard">
      <style:text-properties officeooo:paragraph-rsid="003feb3d"/>
    </style:style>
    <style:style style:name="P84" style:family="paragraph" style:parent-style-name="Standard">
      <style:text-properties officeooo:paragraph-rsid="00406af0"/>
    </style:style>
    <style:style style:name="P85" style:family="paragraph" style:parent-style-name="Text_20_body">
      <style:text-properties officeooo:rsid="003feb3d" officeooo:paragraph-rsid="003feb3d"/>
    </style:style>
    <style:style style:name="P86" style:family="paragraph" style:parent-style-name="Standard">
      <style:text-properties officeooo:rsid="0043c3a0" officeooo:paragraph-rsid="0043c3a0"/>
    </style:style>
    <style:style style:name="P87" style:family="paragraph" style:parent-style-name="Standard">
      <style:text-properties officeooo:rsid="00457f8a" officeooo:paragraph-rsid="00457f8a"/>
    </style:style>
    <style:style style:name="P88" style:family="paragraph" style:parent-style-name="Table_20_Contents">
      <style:text-properties officeooo:rsid="0044df77" officeooo:paragraph-rsid="0044df77"/>
    </style:style>
    <style:style style:name="P89" style:family="paragraph" style:parent-style-name="Table_20_Contents">
      <style:text-properties style:text-underline-style="solid" style:text-underline-width="auto" style:text-underline-color="font-color" officeooo:rsid="00457f8a" officeooo:paragraph-rsid="00457f8a"/>
    </style:style>
    <style:style style:name="P90"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1" style:family="paragraph" style:parent-style-name="Table_20_Contents">
      <style:text-properties officeooo:rsid="00471013" officeooo:paragraph-rsid="00471013"/>
    </style:style>
    <style:style style:name="P92" style:family="paragraph" style:parent-style-name="Table_20_Contents">
      <style:text-properties officeooo:rsid="0047fab3" officeooo:paragraph-rsid="0047fab3"/>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1">
      <style:text-properties officeooo:rsid="0015a10e" officeooo:paragraph-rsid="0015a10e"/>
    </style:style>
    <style:style style:name="P96" style:family="paragraph" style:parent-style-name="Heading_20_2" style:list-style-name=""/>
    <style:style style:name="P97" style:family="paragraph" style:parent-style-name="Heading_20_2">
      <style:paragraph-properties fo:break-before="page"/>
    </style:style>
    <style:style style:name="P98" style:family="paragraph" style:parent-style-name="Standard" style:list-style-name="L3">
      <style:text-properties officeooo:paragraph-rsid="0031719f"/>
    </style:style>
    <style:style style:name="P99" style:family="paragraph" style:parent-style-name="Standard" style:list-style-name="L3">
      <style:text-properties officeooo:rsid="0031719f" officeooo:paragraph-rsid="0031719f"/>
    </style:style>
    <style:style style:name="P100" style:family="paragraph" style:parent-style-name="Standard" style:list-style-name="L3">
      <style:text-properties officeooo:rsid="003229c1" officeooo:paragraph-rsid="003229c1"/>
    </style:style>
    <style:style style:name="P101" style:family="paragraph" style:parent-style-name="Standard" style:list-style-name="L4">
      <style:text-properties officeooo:paragraph-rsid="003557a8"/>
    </style:style>
    <style:style style:name="P102" style:family="paragraph" style:parent-style-name="Standard" style:list-style-name="L4">
      <style:text-properties officeooo:rsid="003557a8" officeooo:paragraph-rsid="003557a8"/>
    </style:style>
    <style:style style:name="P103" style:family="paragraph" style:parent-style-name="Standard">
      <style:text-properties officeooo:rsid="0043c3a0" officeooo:paragraph-rsid="0043c3a0"/>
    </style:style>
    <style:style style:name="P104" style:family="paragraph" style:parent-style-name="Standard">
      <style:text-properties officeooo:rsid="0049be1e" officeooo:paragraph-rsid="0049be1e"/>
    </style:style>
    <style:style style:name="P105" style:family="paragraph" style:parent-style-name="Table_20_Contents" style:list-style-name="L5">
      <style:text-properties officeooo:rsid="0044df77" officeooo:paragraph-rsid="00457f8a"/>
    </style:style>
    <style:style style:name="P106" style:family="paragraph" style:parent-style-name="Table_20_Contents" style:list-style-name="L5">
      <style:text-properties officeooo:rsid="00471013" officeooo:paragraph-rsid="00471013"/>
    </style:style>
    <style:style style:name="P107" style:family="paragraph" style:parent-style-name="Table_20_Contents" style:list-style-name="L6">
      <style:text-properties officeooo:rsid="0047fab3" officeooo:paragraph-rsid="0047fab3"/>
    </style:style>
    <style:style style:name="P108" style:family="paragraph" style:parent-style-name="Text_20_body" style:list-style-name="L1">
      <style:text-properties officeooo:paragraph-rsid="00023bf2"/>
    </style:style>
    <style:style style:name="P109" style:family="paragraph" style:parent-style-name="Text_20_body" style:list-style-name="L2">
      <style:text-properties officeooo:rsid="0003c916" officeooo:paragraph-rsid="0003c916"/>
    </style:style>
    <style:style style:name="P110" style:family="paragraph" style:parent-style-name="Text_20_body" style:list-style-name="L2">
      <style:text-properties officeooo:rsid="0003fcde" officeooo:paragraph-rsid="0003fcde"/>
    </style:style>
    <style:style style:name="P111" style:family="paragraph">
      <style:paragraph-properties fo:margin-left="0cm" fo:margin-right="0cm" fo:margin-top="0cm" fo:margin-bottom="0cm" fo:line-height="100%" fo:text-indent="0cm"/>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60">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list xml:id="list1835777120" text:style-name="L1">
        <text:list-item>
          <text:p text:style-name="P108"><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08"><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24">Both pieces of code are reasonably well commented – but that doesn’t improve readability that much.</text:p>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93" text:outline-level="1"/>
      <text:h text:style-name="P94" text:outline-level="1">Enter Object Oriented Programming</text:h>
      <text:p text:style-name="P5">So – we <text:span text:style-name="T46">probably </text:span>want to create components <text:span text:style-name="T12">(Objects)</text:span> <text:span text:style-name="T15">for the following reasons</text:span>:-</text:p>
      <text:list xml:id="list1838649471" text:style-name="L2">
        <text:list-item>
          <text:p text:style-name="P109">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Actor.</text:span></text:p>
        </text:list-item>
        <text:list-item>
          <text:p text:style-name="P109">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0">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ETHOD</text:span>s). Notice that the methods don’t do anything yet – they’re just placeholders for now.</text:p>
      <text:p text:style-name="P13"><text:span text:style-name="T16">Also, n</text:span><text:span text:style-name="T11">otice how that compares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96" text:outline-level="2"/>
      <text:h text:style-name="P97" text:outline-level="2">Defining the Methods</text:h>
      <text:p text:style-name="P14">Our Class won’t do anything unless we define what the Methods actually do. Here’s the <text:span text:style-name="T16">syntax</text:span> for tha<text:span text:style-name="T16">t:-</text:span></text:p>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text:soft-page-break/></text:p>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95"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6"><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7">&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7">&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3"/>
      <table:table table:name="Table9" table:style-name="Table9">
        <table:table-column table:style-name="Table9.A"/>
        <table:table-row table:style-name="Table9.1">
          <table:table-cell table:style-name="Table9.A1" office:value-type="string">
            <text:p text:style-name="P38">:noname <text:span text:style-name="T26">&gt;R</text:span> </text:p>
            <text:p text:style-name="P38">MS-TICKS DUP <text:s text:c="57"/>\ read the present time</text:p>
            <text:p text:style-name="P38"><text:span text:style-name="T26">R@</text:span> STARTTIME @ <text:s text:c="51"/>\ read when this TIMER last ran </text:p>
            <text:p text:style-name="P38">-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8">IF</text:p>
            <text:p text:style-name="P38"><text:soft-page-break/><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8">ELSE</text:p>
            <text:p text:style-name="P38"><text:s text:c="4"/>DROP <text:s/><text:span text:style-name="T26">R&gt;</text:span> DROP <text:s text:c="53"/>\ else forget the present time</text:p>
            <text:p text:style-name="P38">THEN ; TIMER DEFINES TRUN <text:s text:c="30"/>\ run TCODE every PERIOD ms </text:p>
          </table:table-cell>
        </table:table-row>
      </table:table>
      <text:p text:style-name="P34"/>
      <text:h text:style-name="Heading_20_1" text:outline-level="1"><text:span text:style-name="T45">Creat</text:span>ing an Unnamed <text:span text:style-name="T53">Temporary</text:span> Object</text:h>
      <text:p text:style-name="P53">You’re building a machine which manages up to 20 streams of data, the number of channels required is held in <text:span text:style-name="T50">value</text:span> <text:span text:style-name="T26">chan#</text:span>. You could create 20 named o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3"/>
      <text:p text:style-name="P53">The syntax for creating an array of unnamed objects might be:-</text:p>
      <text:p text:style-name="P53"/>
      <table:table table:name="Table10" table:style-name="Table10">
        <table:table-column table:style-name="Table10.A"/>
        <table:table-row table:style-name="Table10.1">
          <table:table-cell table:style-name="Table10.A1" office:value-type="string">
            <text:p text:style-name="P40">CREATE Chann<text:span text:style-name="T48">el</text:span> 20 allot <text:s text:c="39"/><text:span text:style-name="T52">\ this array will store Object IDs or 0 if inactive</text:span></text:p>
            <text:p text:style-name="P43">20 0 DO 0 Channel I cells <text:span text:style-name="T51">+</text:span> <text:s text:c="2"/>! <text:s/>LOOP <text:s text:c="20"/>\ initialise all Channel[I] = 0</text:p>
            <text:p text:style-name="P41">chan# 0 DO</text:p>
            <text:p text:style-name="P39">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1">LOOP</text:p>
          </table:table-cell>
        </table:table-row>
      </table:table>
      <text:p text:style-name="P35"/>
      <text:p text:style-name="P54">Notice the use of HNEW instead of NEW. <text:s/>HNEW allocates space on the heap to store all the internal VARS needed by Classname1, instead of using program space.</text:p>
      <text:p text:style-name="P54"/>
      <text:p text:style-name="P54">Now, when processing each channel, we can access Object Vars or execute Methods within a DO LOOP with the phrase:-</text:p>
      <text:p text:style-name="P54"/>
      <table:table table:name="Table11" table:style-name="Table11">
        <table:table-column table:style-name="Table11.A"/>
        <table:table-row table:style-name="Table11.1">
          <table:table-cell table:style-name="Table11.A1" office:value-type="string">
            <text:p text:style-name="P41">Channel <text:span text:style-name="T50">I cells +</text:span> @ <text:s/>&lt;methodname&gt; or &lt;VARname&gt;</text:p>
          </table:table-cell>
        </table:table-row>
      </table:table>
      <text:p text:style-name="P56"/>
      <text:p text:style-name="P56"/>
      <text:p text:style-name="P54">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5"/>
      <table:table table:name="Table12" table:style-name="Table12">
        <table:table-column table:style-name="Table12.A"/>
        <table:table-row table:style-name="Table12.1">
          <table:table-cell table:style-name="Table12.A1" office:value-type="string">
            <text:p text:style-name="P42">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3">0 Channel <text:span text:style-name="T50">I cells </text:span><text:span text:style-name="T51">+</text:span><text:span text:style-name="T50"> </text:span><text:s/>! <text:s text:c="52"/><text:span text:style-name="T50">\ Mark the channel as inactive</text:span></text:p>
          </table:table-cell>
        </table:table-row>
      </table:table>
      <text:p text:style-name="P55"/>
      <text:p text:style-name="P57">We can use the heap word FREE to discard the memory space use<text:span text:style-name="T55">d</text:span> by the Object:-</text:p>
      <text:p text:style-name="P57"/>
      <table:table table:name="Table13" table:style-name="Table13">
        <table:table-column table:style-name="Table13.A"/>
        <table:table-row table:style-name="Table13.1">
          <table:table-cell table:style-name="Table13.A1" office:value-type="string">
            <text:p text:style-name="P45">chan# 0 DO</text:p>
            <text:p text:style-name="P45">Channel I cells + <text:s text:c="59"/>\ <text:s text:c="2"/>Index into the array</text:p>
            <text:p text:style-name="P45">DUP @ <text:s text:c="2"/>0&lt;&gt; <text:s text:c="2"/>IF <text:s text:c="57"/>\ <text:s text:c="2"/>If the channel is active</text:p>
            <text:p text:style-name="P45"><text:tab/>DUP @ <text:span text:style-name="T26">FREE </text:span><text:s text:c="50"/>\ <text:s/>Return Object data to the heap</text:p>
            <text:p text:style-name="P45"><text:s text:c="12"/>0 <text:s/>SWAP <text:s text:c="3"/>! <text:s text:c="54"/>\ <text:s/>and mark the channel inactive</text:p>
            <text:p text:style-name="P45">LOOP</text:p>
          </table:table-cell>
        </table:table-row>
      </table:table>
      <text:p text:style-name="P57"/>
      <text:p text:style-name="P58"><text:soft-page-break/>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8"/>
      <text:h text:style-name="Heading_20_1" text:outline-level="1">Creating <text:span text:style-name="T58">New </text:span>Classes <text:span text:style-name="T57">similar to existing ones</text:span></text:h>
      <text:p text:style-name="P59">Suppose we wish to create a <text:span text:style-name="T68">new</text:span> Class which is very similar to one we’ve already created? We could start from scratch – but <text:span text:style-name="T59">would</text:span> end up with a lot of duplicated code, which is wasteful. Keeping 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1">The usual example quoted is drawing <text:span text:style-name="T60">a list of</text:span> <text:span text:style-name="T60">Shape </text:span>objects on <text:span text:style-name="T60">a</text:span> screen. <text:span text:style-name="T63">All shapes are related, in that they need to be drawn, moved, erased and so on. Being able to cycle through the list applying a ‘draw’ Method to each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69"><text:a xlink:type="simple" xlink:href="https://github.com/bob-g4bby/Bob-Edwards--Forth-Stuff/blob/main/ESP32/mini-oof%20demo.fth" text:style-name="Internet_20_link" text:visited-style-name="Visited_20_Internet_20_Link"/></text:p>
      <text:p text:style-name="P69"><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69"><draw:g text:anchor-type="paragraph" draw:z-index="0" draw:name="Group object 1" draw:style-name="gr1"><draw:frame draw:style-name="gr2" draw:text-style-name="P112" xml:id="id1" draw:id="id1" svg:width="4.001cm" svg:height="3.904cm" svg:x="6.543cm" svg:y="0.483cm"><draw:text-box><text:p text:style-name="P111"><text:span text:style-name="T82">pet</text:span></text:p><text:p text:style-name="P111"><text:span text:style-name="T83"><text:s text:c="5"/></text:span><text:span text:style-name="T83">speak</text:span></text:p><text:p text:style-name="P111"><text:span text:style-name="T83"><text:s text:c="5"/></text:span><text:span text:style-name="T83">greet</text:span></text:p><text:p text:style-name="P111"><text:span text:style-name="T83"><text:s text:c="5"/></text:span><text:span text:style-name="T83">walk</text:span></text:p><text:p text:style-name="P111"><text:span text:style-name="T83"><text:s text:c="5"/></text:span><text:span text:style-name="T83">add.</text:span></text:p></draw:text-box></draw:frame><draw:frame draw:style-name="gr3" draw:text-style-name="P112" xml:id="id2" draw:id="id2" svg:width="3.5cm" svg:height="3.174cm" svg:x="3.043cm" svg:y="6.484cm"><draw:text-box><text:p text:style-name="P111"><text:span text:style-name="T82">cat</text:span></text:p><text:p text:style-name="P111"><text:span text:style-name="T83"><text:s text:c="5"/></text:span><text:span text:style-name="T83">speak’</text:span></text:p><text:p text:style-name="P111"><text:span text:style-name="T83"><text:s text:c="5"/></text:span><text:span text:style-name="T83">greet’</text:span></text:p><text:p text:style-name="P111"><text:span text:style-name="T83"><text:s text:c="5"/></text:span><text:span text:style-name="T83">happy</text:span></text:p></draw:text-box></draw:frame><draw:frame draw:style-name="gr4" draw:text-style-name="P112" xml:id="id3" draw:id="id3" svg:width="3.751cm" svg:height="3.5cm" svg:x="10.794cm" svg:y="6.484cm"><draw:text-box><text:p text:style-name="P111"><text:span text:style-name="T82">dog</text:span></text:p><text:p text:style-name="P111"><text:span text:style-name="T83"><text:s text:c="4"/></text:span><text:span text:style-name="T83">speak’</text:span></text:p><text:p text:style-name="P111"><text:span text:style-name="T83"><text:s text:c="5"/></text:span><text:span text:style-name="T83">greet’ </text:span></text:p></draw:text-box></draw:frame><draw:connector draw:style-name="gr5" draw:text-style-name="P113" draw:type="line" svg:x1="8.544cm" svg:y1="4.386cm" svg:x2="4.793cm" svg:y2="6.483cm" draw:start-shape="id1" draw:start-glue-point="2" draw:end-shape="id2" draw:end-glue-point="0" svg:d="M8544 4386l-3751 2097" svg:viewBox="0 0 3752 2099"><text:p/></draw:connector><draw:connector draw:style-name="gr6" draw:text-style-name="P113" draw:type="line" svg:x1="8.543cm" svg:y1="4.386cm" svg:x2="12.668cm" svg:y2="6.483cm" draw:start-shape="id1" draw:start-glue-point="2" draw:end-shape="id3" draw:end-glue-point="0" svg:d="M8543 4386l4125 2097" svg:viewBox="0 0 4128 2099"><text:p/></draw:connector></draw:g>Here’s the Class hierarchy:-</text:p>
      <text:p text:style-name="P64">A base Class ‘pet’ has four methods ‘speak’,’greet’, ‘walk’ and ‘add.’</text:p>
      <text:p text:style-name="P65">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6">Yes – I know dogs can be happy too, but humour me. Let’s look at the code - <text:span text:style-name="T68">w</text:span>e define the pet Class:-</text:p>
      <text:p text:style-name="P64"/>
      <table:table table:name="Table14" table:style-name="Table14">
        <table:table-column table:style-name="Table14.A"/>
        <table:table-row table:style-name="Table14.1">
          <table:table-cell table:style-name="Table14.A1" office:value-type="string">
            <text:p text:style-name="P44">object class</text:p>
            <text:p text:style-name="P44"><text:tab/>cell var teeth#</text:p>
            <text:p text:style-name="P44"><text:tab/>cell var height</text:p>
            <text:p text:style-name="P44"><text:tab/>method speak</text:p>
            <text:p text:style-name="P44"><text:tab/>method greet</text:p>
            <text:p text:style-name="P44"><text:tab/>method walk</text:p>
            <text:p text:style-name="P44"><text:tab/>method add.</text:p>
            <text:p text:style-name="P44">end-class pet</text:p>
            <text:p text:style-name="P44">:noname ." pet speaks" drop<text:tab/>; pet defines speak</text:p>
            <text:p text:style-name="P44">:noname ." pet greets" drop<text:tab/>; pet defines greet</text:p>
            <text:p text:style-name="P44">:noname ." pet walks" drop<text:tab/>; pet defines walk</text:p>
            <text:p text:style-name="P44">:noname <text:s/>drop + ." n1 + n2 = " . ; pet defines add.<text:tab/>( n1 n2 -- )</text:p>
          </table:table-cell>
        </table:table-row>
      </table:table>
      <text:p text:style-name="P63"/>
      <text:p text:style-name="P63">It would be a good idea to make a pet Object and test out the Methods to make sure they work OK before moving on – but we’ll press on. We create a cat Class:-</text:p>
      <text:p text:style-name="P63"/>
      <table:table table:name="Table15" table:style-name="Table15">
        <table:table-column table:style-name="Table15.A"/>
        <table:table-row table:style-name="Table15.1">
          <table:table-cell table:style-name="Table15.A1" office:value-type="string">
            <text:p text:style-name="P44"><text:span text:style-name="T26">pet</text:span> <text:span text:style-name="T26">class</text:span></text:p>
            <text:p text:style-name="P44"><text:tab/>method <text:s/>happy<text:tab/>\ cats can do more than pets</text:p>
            <text:p text:style-name="P44">end-class cat</text:p>
            <text:p text:style-name="P44">:noname ." cat purrs" drop ; cat defines <text:span text:style-name="T26">happy</text:span></text:p>
            <text:p text:style-name="P44">\ cats override pets for these two methods</text:p>
            <text:p text:style-name="P44">:noname ." cat says meow" drop ; cat defines <text:span text:style-name="T26">speak<text:tab/></text:span></text:p>
            <text:p text:style-name="P44">:noname ." cat raises tail" drop ; cat defines <text:span text:style-name="T26">greet</text:span></text:p>
          </table:table-cell>
        </table:table-row>
      </table:table>
      <text:p text:style-name="P62"/>
      <text:list xml:id="list3991916170" text:style-name="L3">
        <text:list-item>
          <text:p text:style-name="P98"><text:span text:style-name="T64">To ensure that cat inherits all the behaviour of pet, we declare ‘</text:span><text:span text:style-name="T29">pet class</text:span><text:span text:style-name="T64">’ at the top, not ‘object class’</text:span></text:p>
        </text:list-item>
        <text:list-item>
          <text:p text:style-name="P99">You can see defining a new Method for ‘happy’ involve no new syntax</text:p>
        </text:list-item>
        <text:list-item>
          <text:p text:style-name="P99">Neither does redefing ‘speak’ and ‘greet’ – just make sure the same names are used as in ‘pet’</text:p>
        </text:list-item>
        <text:list-item>
          <text:p text:style-name="P100">We could have added more VARs, they’re declared just like normal</text:p>
        </text:list-item>
      </text:list>
      <text:p text:style-name="P67"/>
      <text:p text:style-name="P67">Now we do the same for the dog Class:-</text:p>
      <text:p text:style-name="P67"/>
      <table:table table:name="Table16" table:style-name="Table16">
        <table:table-column table:style-name="Table16.A"/>
        <table:table-row table:style-name="Table16.1">
          <table:table-cell table:style-name="Table16.A1" office:value-type="string">
            <text:p text:style-name="P46">pet class</text:p>
            <text:p text:style-name="P46">end-class dog</text:p>
            <text:p text:style-name="P46">\ dogs override pets for these two methods</text:p>
            <text:p text:style-name="P46">:noname ." dog says wuff" drop ; dog defines speak<text:tab/></text:p>
            <text:p text:style-name="P46">:noname ." dog wags tail" drop ; dog defines greet</text:p>
          </table:table-cell>
        </table:table-row>
      </table:table>
      <text:p text:style-name="P67"/>
      <text:p text:style-name="P67">Nothing new there.</text:p>
      <text:p text:style-name="P67"/>
      <text:p text:style-name="P67"/>
      <text:p text:style-name="P68">It’s definitely time to test this all out by running some small code phrases from the terminal. To prepare for that, let’s create named cat and dog Objects:-</text:p>
      <text:p text:style-name="P67"/>
      <table:table table:name="Table17" table:style-name="Table17">
        <table:table-column table:style-name="Table17.A"/>
        <table:table-row table:style-name="Table17.1">
          <table:table-cell table:style-name="Table17.A1" office:value-type="string">
            <text:p text:style-name="P46">\ create a cat and dog object to work with</text:p>
            <text:p text:style-name="P46">cat new constant tibby</text:p>
            <text:p text:style-name="P46">dog new constant fido</text:p>
          </table:table-cell>
        </table:table-row>
      </table:table>
      <text:p text:style-name="P67"/>
      <text:p text:style-name="P70">Let’s test all this out – can our cat and dog walk ok? – after all that is defined in the pet Class:-</text:p>
      <text:p text:style-name="P70"/>
      <table:table table:name="Table18" table:style-name="Table18">
        <table:table-column table:style-name="Table18.A"/>
        <table:table-row table:style-name="Table18.1">
          <table:table-cell table:style-name="Table18.A1" office:value-type="string">
            <text:p text:style-name="P46">--&gt; tibby walk</text:p>
            <text:p text:style-name="P46">pet walks ok</text:p>
            <text:p text:style-name="P46">--&gt; fido walk</text:p>
            <text:p text:style-name="P46">pet walks ok</text:p>
          </table:table-cell>
        </table:table-row>
      </table:table>
      <text:p text:style-name="P70"/>
      <text:p text:style-name="P72">Yes, so this shows that the inheritance of Methods from the parent Class works fine. </text:p>
      <text:p text:style-name="P72">What about ‘speak’ and ‘greet’?</text:p>
      <text:p text:style-name="P70"/>
      <table:table table:name="Table19" table:style-name="Table19">
        <table:table-column table:style-name="Table19.A"/>
        <table:table-row table:style-name="Table19.1">
          <table:table-cell table:style-name="Table19.A1" office:value-type="string">
            <text:p text:style-name="P47">--&gt; tibby greet</text:p>
            <text:p text:style-name="P47">cat raises tail ok</text:p>
            <text:p text:style-name="P47">--&gt; fido greet</text:p>
            <text:p text:style-name="P47">dog wags tail ok</text:p>
            <text:p text:style-name="P47">--&gt; tibby speak</text:p>
            <text:p text:style-name="P47">cat says meow ok</text:p>
            <text:p text:style-name="P47">--&gt; fido speak</text:p>
            <text:p text:style-name="P48">dog says wuff ok</text:p>
            <text:p text:style-name="P48">--&gt; tibby happy</text:p>
            <text:p text:style-name="P47">cat purrs ok</text:p>
          </table:table-cell>
        </table:table-row>
      </table:table>
      <text:p text:style-name="P73"/>
      <text:p text:style-name="P70">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4">One last test – both animals should be able to do some simp<text:span text:style-name="T76">l</text:span>e maths – these are bright pets:-</text:p>
      <text:p text:style-name="P74"/>
      <table:table table:name="Table20" table:style-name="Table20">
        <table:table-column table:style-name="Table20.A"/>
        <table:table-row table:style-name="Table20.1">
          <table:table-cell table:style-name="Table20.A1" office:value-type="string">
            <text:p text:style-name="P48">--&gt; 34 56 fido add.</text:p>
            <text:p text:style-name="P48">n1 + n2 = 90 <text:s/>ok</text:p>
            <text:p text:style-name="P48">--&gt; 12 34 tibby add.</text:p>
            <text:p text:style-name="P48">n1 + n2 = 46 <text:s/>ok</text:p>
          </table:table-cell>
        </table:table-row>
      </table:table>
      <text:p text:style-name="P71"/>
      <text:p text:style-name="P74">Yes, the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4"/>
      <table:table table:name="Table21" table:style-name="Table21">
        <table:table-column table:style-name="Table21.A"/>
        <table:table-row table:style-name="Table21.1">
          <table:table-cell table:style-name="Table21.A1" office:value-type="string">
            <text:p text:style-name="P48">:noname <text:s/><text:span text:style-name="T26">drop</text:span> + ." n1 + n2 = " . ; <text:s text:c="3"/>pet <text:s text:c="3"/>defines <text:s text:c="3"/>add.<text:tab/> <text:s text:c="2"/>( n1 n2 -- )</text:p>
          </table:table-cell>
        </table:table-row>
      </table:table>
      <text:p text:style-name="P75"/>
      <text:p text:style-name="P74"><text:span text:style-name="T67">The Method</text:span> could have used &gt;R, R@ <text:s/>and R&gt; to preserve the Object ID as we’ve already covered; had there been a need to read and write from the Classes’ VARs or to call other Methods.</text:p>
      <text:p text:style-name="P74"/>
      <text:p text:style-name="P76"><text:soft-page-break/>In summary, creating new Classes based on parent Classes <text:s/>- ‘Inheritance’ <text:span text:style-name="T67">has the following benefits:-</text:span></text:p>
      <text:list xml:id="list1530826307" text:style-name="L4">
        <text:list-item>
          <text:p text:style-name="P101"><text:span text:style-name="T66">Economises on compiled code – </text:span><text:span text:style-name="T67">it’s another form of factoring which is a key tenet of forth</text:span></text:p>
        </text:list-item>
        <text:list-item>
          <text:p text:style-name="P102"><text:span text:style-name="T77">It m</text:span>eans we write less <text:span text:style-name="T67">source code and that’s good for readability too </text:span></text:p>
        </text:list-item>
        <text:list-item>
          <text:p text:style-name="P102">Allows us to code for related objects in a more general fashion e.g. We don’t care what kind of pet we’re dealing with, we can be confident that they’ll all speak</text:p>
        </text:list-item>
      </text:list>
      <text:p text:style-name="P76"/>
      <text:h text:style-name="Heading_20_1" text:outline-level="1">Calling Methods revisited – <text:span text:style-name="T77">early and late binding</text:span></text:h>
      <text:p text:style-name="P78">We’ve already seen how to call a Method:-</text:p>
      <text:p text:style-name="P78"/>
      <table:table table:name="Table22" table:style-name="Table22">
        <table:table-column table:style-name="Table22.A"/>
        <table:table-row table:style-name="Table22.1">
          <table:table-cell table:style-name="Table22.A1" office:value-type="string">
            <text:p text:style-name="P49">&lt;<text:span text:style-name="T69">ObjectName&gt; &lt;Methodname&gt;</text:span></text:p>
          </table:table-cell>
        </table:table-row>
      </table:table>
      <text:p text:style-name="P79"/>
      <text:p text:style-name="P77">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77">However, if we’re sure that the Object will always be the same, we can use ‘early binding’ – the address of the Method to run is calculated during compilation and the call to the Method is placed in-line in the definition. The syntax for that is:-</text:p>
      <text:p text:style-name="P77"/>
      <table:table table:name="Table23" table:style-name="Table23">
        <table:table-column table:style-name="Table23.A"/>
        <table:table-row table:style-name="Table23.1">
          <table:table-cell table:style-name="Table23.A1" office:value-type="string">
            <text:p text:style-name="P49"><text:span text:style-name="T69">[ <text:s text:c="2"/></text:span>&lt;<text:span text:style-name="T69">ObjectName&gt; <text:s text:c="2"/>:: <text:s text:c="3"/>&lt;Methodname&gt; ]</text:span></text:p>
          </table:table-cell>
        </table:table-row>
      </table:table>
      <text:p text:style-name="P77"/>
      <text:p text:style-name="P77">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77"/>
      <text:p text:style-name="P80">Here’s two examples of doing the same thing to make the syntax a bit clearer:-</text:p>
      <text:p text:style-name="P80"/>
      <table:table table:name="Table24" table:style-name="Table24">
        <table:table-column table:style-name="Table24.A"/>
        <table:table-row table:style-name="Table24.1">
          <table:table-cell table:style-name="Table24.A1" office:value-type="string">
            <text:p text:style-name="P50">: TEST1 TIMER1 [ TIMER :: TPRINT ] CR ; <text:s text:c="24"/><text:span text:style-name="T70">\ </text:span>Early binding - <text:span text:style-name="T70">faster</text:span></text:p>
            <text:p text:style-name="P50">: TEST2 TIMER1 TPRINT CR ; <text:s text:c="46"/><text:span text:style-name="T70">\ </text:span>Late binding – <text:span text:style-name="T70">slower</text:span></text:p>
          </table:table-cell>
        </table:table-row>
      </table:table>
      <text:p text:style-name="P82"/>
      <text:p text:style-name="P80">However if we want <text:span text:style-name="T77">a</text:span> Method to work with many Objects:-</text:p>
      <text:p text:style-name="P80"/>
      <table:table table:name="Table25" table:style-name="Table25">
        <table:table-column table:style-name="Table25.A"/>
        <table:table-row table:style-name="Table25.1">
          <table:table-cell table:style-name="Table25.A1" office:value-type="string">
            <text:p text:style-name="P50">: TEST2 TPRINT CR ; <text:s text:c="17"/><text:span text:style-name="T70">( Obj – )</text:span> <text:s text:c="30"/><text:span text:style-name="T70">\ </text:span>Late binding – <text:span text:style-name="T70">slower</text:span></text:p>
          </table:table-cell>
        </table:table-row>
      </table:table>
      <text:p text:style-name="P80"/>
      <text:p text:style-name="P80">Only late binding will do – notice this word expects the Object on top of the stack – we assume all Objects can TPRINT, else our application will come tumbling down in a big crash!</text:p>
      <text:p text:style-name="P80"/>
      <text:h text:style-name="Heading_20_1" text:outline-level="1">Crash protection <text:span text:style-name="T71">(</text:span><text:span text:style-name="T72">health warning</text:span><text:span text:style-name="T71">)</text:span></text:h>
      <text:p text:style-name="P81">A<text:span text:style-name="T73">s</text:span> you may have found out in trying out some Mini-OOF code, it is all too easy to cause forth to crash. Mini-OOF is tiny and <text:span text:style-name="T71">(as far as I can tell) stable if there are no mistakes in your code. However it offers no protection from using the wrong Methods or VARs <text:s/>with an Object – in that respect it’s no different from the wrong use of any other Forth word. Trying to execute a Class when you meant to use an Object is similarly fatal.</text:span></text:p>
      <text:p text:style-name="P81"/>
      <text:h text:style-name="Heading_20_1" text:outline-level="1"><text:soft-page-break/>Initialising Objects</text:h>
      <text:p text:style-name="P85">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85"><text:s/></text:p>
      <table:table table:name="Table26" table:style-name="Table26">
        <table:table-column table:style-name="Table26.A"/>
        <table:table-row table:style-name="Table26.1">
          <table:table-cell table:style-name="Table26.A1" office:value-type="string">
            <text:p text:style-name="P51"><text:s/>INITOBJECT CLASS</text:p>
            <text:p text:style-name="P51"><text:tab/>cell VAR myvar</text:p>
            <text:p text:style-name="P51">END-CLASS <text:span text:style-name="T74">MyInitClass</text:span></text:p>
            <text:p text:style-name="P51">:noname myvar ! ; <text:s text:c="3"/><text:span text:style-name="T74">MyInitClass</text:span> <text:s text:c="3"/>DEFINES <text:s text:c="3"/>INIT</text:p>
          </table:table-cell>
        </table:table-row>
      </table:table>
      <text:p text:style-name="P85"/>
      <text:p text:style-name="P85">We’ve based ou<text:span text:style-name="T77">r</text:span> class on a special class defined in Mini-OOF – INITOBJECT and we’ve redefined it’s INIT method to suit our purposes – to initialise myvar with a value off the stack.</text:p>
      <text:p text:style-name="P85">When we come to create some Objects it would be like this:-</text:p>
      <text:p text:style-name="P85"><text:s/></text:p>
      <table:table table:name="Table27" table:style-name="Table27">
        <table:table-column table:style-name="Table27.A"/>
        <table:table-row table:style-name="Table27.1">
          <table:table-cell table:style-name="Table27.A1" office:value-type="string">
            <text:p text:style-name="P51">80 <text:s/><text:span text:style-name="T74">MyInitClass</text:span> <text:s text:c="3"/>NEW: <text:s text:c="2"/><text:span text:style-name="T74">MyObject1</text:span></text:p>
            <text:p text:style-name="P52"><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3"/>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2">--&gt; MyObject1 myvar @ .</text:p>
            <text:p text:style-name="P52">80 <text:s/>ok</text:p>
            <text:p text:style-name="P52">--&gt; MyObject2 myvar @ .</text:p>
            <text:p text:style-name="P52">55 <text:s/>ok</text:p>
          </table:table-cell>
        </table:table-row>
      </table:table>
      <text:p text:style-name="P84"/>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94" text:outline-level="1">Appendix 1 Internal Stuctures</text:h>
      <text:p text:style-name="P86"/>
      <text:p text:style-name="P86">Mini-OOF constructs a couple of small tables, one when a Class is created, another when an Object is created. If you extend Mini-OOF, then knowing the makeup of these tables is useful:-</text:p>
      <text:p text:style-name="P86"/>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88"/>
          </table:table-cell>
          <table:table-cell table:style-name="Table29.B1" office:value-type="string">
            <text:p text:style-name="P89">OBJECT <text:s/>table</text:p>
          </table:table-cell>
          <table:table-cell table:style-name="Table29.C1" office:value-type="string">
            <text:p text:style-name="Table_20_Contents"/>
          </table:table-cell>
          <table:table-cell table:style-name="Table29.B1" office:value-type="string">
            <text:p text:style-name="P90">VTABLE</text:p>
          </table:table-cell>
          <table:table-cell table:style-name="Table29.E1" office:value-type="string">
            <text:p text:style-name="Table_20_Contents"/>
          </table:table-cell>
        </table:table-row>
        <table:table-row table:style-name="Table29.1">
          <table:table-cell table:style-name="Table29.A1" office:value-type="string">
            <text:p text:style-name="P88">Object → </text:p>
          </table:table-cell>
          <table:table-cell table:style-name="Table29.B2" office:value-type="string">
            <text:p text:style-name="P88">VTABLE pointer</text:p>
          </table:table-cell>
          <table:table-cell table:style-name="Table29.C1" office:value-type="string">
            <text:p text:style-name="Table_20_Contents"><text:s/>→ </text:p>
          </table:table-cell>
          <table:table-cell table:style-name="Table29.B2" office:value-type="string">
            <text:p text:style-name="P88">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88">VAR1</text:p>
          </table:table-cell>
          <table:table-cell table:style-name="Table29.C1" office:value-type="string">
            <text:p text:style-name="Table_20_Contents"/>
          </table:table-cell>
          <table:table-cell table:style-name="Table29.B2" office:value-type="string">
            <text:p text:style-name="P88">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88">VAR2</text:p>
          </table:table-cell>
          <table:table-cell table:style-name="Table29.C1" office:value-type="string">
            <text:p text:style-name="Table_20_Contents"/>
          </table:table-cell>
          <table:table-cell table:style-name="Table29.B2" office:value-type="string">
            <text:p text:style-name="P88">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88">VAR3</text:p>
          </table:table-cell>
          <table:table-cell table:style-name="Table29.C1" office:value-type="string">
            <text:p text:style-name="Table_20_Contents"/>
          </table:table-cell>
          <table:table-cell table:style-name="Table29.B2" office:value-type="string">
            <text:p text:style-name="P88">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88">etc..</text:p>
          </table:table-cell>
          <table:table-cell table:style-name="Table29.C1" office:value-type="string">
            <text:p text:style-name="Table_20_Contents"/>
          </table:table-cell>
          <table:table-cell table:style-name="Table29.B2" office:value-type="string">
            <text:p text:style-name="P88">xt of METHOD3</text:p>
          </table:table-cell>
          <table:table-cell table:style-name="Table29.E1" office:value-type="string">
            <text:p text:style-name="Table_20_Contents"/>
          </table:table-cell>
        </table:table-row>
        <table:table-row table:style-name="Table29.1">
          <table:table-cell table:style-name="Table29.A7" office:value-type="string">
            <text:p text:style-name="P88"/>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88">etc.</text:p>
          </table:table-cell>
          <table:table-cell table:style-name="Table29.E1" office:value-type="string">
            <text:p text:style-name="Table_20_Contents"/>
          </table:table-cell>
        </table:table-row>
      </table:table>
      <text:p text:style-name="P86"/>
      <text:p text:style-name="P104">If an Object is created using NEW or NEW: , then the Object table is placed in code space. If the Object is created using HNEW, then the Object table is created in the Heap.</text:p>
      <text:p text:style-name="P86"/>
      <text:p text:style-name="P87">When a Class is run, it places the address of it’s VTABLE on the data stack. This <text:span text:style-name="T81">table contains the following sntries</text:span>:-</text:p>
      <text:p text:style-name="P87"/>
      <text:list xml:id="list2936248111" text:style-name="L5">
        <text:list-item>
          <text:p text:style-name="P105">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05">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06">A list of cells, each containing a pointer to the start address of a Method in the order in which they were defined in the Class.</text:p>
        </text:list-item>
      </text:list>
      <text:p text:style-name="P91"/>
      <text:p text:style-name="P92">When an Object is run, it place the address of the Object table on the stack. This table contains the following entries:-</text:p>
      <text:p text:style-name="P92"/>
      <text:list xml:id="list2760009186" text:style-name="L6">
        <text:list-item>
          <text:p text:style-name="P107">VTABLE pointer – this cell contains a pointer to the Class’s VTABLE, so that the Object has access to it’s methods etc.</text:p>
        </text:list-item>
        <text:list-item>
          <text:p text:style-name="P107">The Vars are then stored in the following cells in the order in which they were defined.</text:p>
        </text:list-item>
      </text:list>
      <text:p text:style-name="P92"/>
      <text:p text:style-name="P92">When a VAR name is run, then it uses a stored offset to calculate the start address of the VAR within the OBJECT table.</text:p>
      <text:p text:style-name="P92"/>
      <text:p text:style-name="P92">When a Method is run, it uses VTABLE pointer to <text:s/>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08:13:41.005000000</dc:date>
    <meta:editing-duration>PT3H26M21S</meta:editing-duration>
    <meta:editing-cycles>43</meta:editing-cycles>
    <meta:generator>LibreOffice/7.2.7.2$Windows_X86_64 LibreOffice_project/8d71d29d553c0f7dcbfa38fbfda25ee34cce99a2</meta:generator>
    <meta:document-statistic meta:table-count="29" meta:image-count="0" meta:object-count="0" meta:page-count="11" meta:paragraph-count="237" meta:word-count="3884" meta:character-count="22370" meta:non-whitespace-character-count="17236"/>
  </office:meta>
</office:document-meta>
</file>